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11d3" officeooo:paragraph-rsid="002111d3"/>
    </style:style>
    <style:style style:name="P2" style:family="paragraph" style:parent-style-name="Standard">
      <style:text-properties officeooo:rsid="0022c730" officeooo:paragraph-rsid="0022c730"/>
    </style:style>
    <style:style style:name="P3" style:family="paragraph" style:parent-style-name="Standard">
      <style:text-properties officeooo:rsid="0023a7e1" officeooo:paragraph-rsid="0023a7e1"/>
    </style:style>
    <style:style style:name="P4" style:family="paragraph" style:parent-style-name="Standard">
      <style:text-properties officeooo:rsid="002451b1" officeooo:paragraph-rsid="002451b1"/>
    </style:style>
    <style:style style:name="P5" style:family="paragraph" style:parent-style-name="Standard">
      <style:text-properties officeooo:rsid="0025868d" officeooo:paragraph-rsid="0025868d"/>
    </style:style>
    <style:style style:name="P6" style:family="paragraph" style:parent-style-name="Standard">
      <style:text-properties officeooo:rsid="0025ad38" officeooo:paragraph-rsid="0025ad38"/>
    </style:style>
    <style:style style:name="P7" style:family="paragraph" style:parent-style-name="Standard">
      <style:text-properties officeooo:rsid="0025ad38" officeooo:paragraph-rsid="00270724"/>
    </style:style>
    <style:style style:name="P8" style:family="paragraph" style:parent-style-name="Standard">
      <style:text-properties officeooo:rsid="00270724" officeooo:paragraph-rsid="00270724"/>
    </style:style>
    <style:style style:name="T1" style:family="text">
      <style:text-properties officeooo:rsid="0023a7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70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:</text:p>
      <text:p text:style-name="P1"><text:tab/></text:p>
      <text:p text:style-name="P1">ls – „look at“</text:p>
      <text:p text:style-name="P1">cd – change dirrectory</text:p>
      <text:p text:style-name="P1">cd + .. – „sa dostanete o directory vyžšie“</text:p>
      <text:p text:style-name="P2">npm run dev – rozbehat server, <text:span text:style-name="T1">test server</text:span></text:p>
      <text:p text:style-name="P2">npm install – install &gt;&gt; insert</text:p>
      <text:p text:style-name="P2"/>
      <text:p text:style-name="P2">mať zapnuty autosave</text:p>
      <text:p text:style-name="P2"/>
      <text:p text:style-name="P2"><text:a xlink:type="simple" xlink:href="https://nextjs.org/docs/getting-started/installation" text:style-name="Internet_20_link" text:visited-style-name="Visited_20_Internet_20_Link">https://nextjs.org/docs/getting-started/installation</text:a></text:p>
      <text:p text:style-name="P2"/>
      <text:p text:style-name="P2"><text:a xlink:type="simple" xlink:href="https://mui.com/material-ui/react-radio-button/" text:style-name="Internet_20_link" text:visited-style-name="Visited_20_Internet_20_Link">https://mui.com/material-ui/react-radio-button/</text:a></text:p>
      <text:p text:style-name="P2"/>
      <text:p text:style-name="P2">page.tsx – page main material</text:p>
      <text:p text:style-name="P2"/>
      <text:p text:style-name="P2">material ui</text:p>
      <text:p text:style-name="P2"/>
      <text:p text:style-name="P2">clear</text:p>
      <text:p text:style-name="P2"/>
      <text:p text:style-name="P2">CTRL + C vypnut server</text:p>
      <text:p text:style-name="P2"/>
      <text:p text:style-name="P3">npm run build – vytvorí optimalizovaný build</text:p>
      <text:p text:style-name="P4">npm run start – rozbehne production</text:p>
      <text:p text:style-name="P4"/>
      <text:p text:style-name="P5">page.tsx</text:p>
      <text:p text:style-name="P5">layout.tsx</text:p>
      <text:p text:style-name="P5">not-found.tsx ___ pred definované názvy paths</text:p>
      <text:p text:style-name="P5"/>
      <text:p text:style-name="P5">“use client“ – input od clienta, request od používateľa</text:p>
      <text:p text:style-name="P5"/>
      <text:p text:style-name="P5">ako path sa používa názov file-u</text:p>
      <text:p text:style-name="P5"/>
      <text:p text:style-name="P5">CTRL + L – vymaže terminál</text:p>
      <text:p text:style-name="P5"/>
      <text:p text:style-name="P5">:_:</text:p>
      <text:p text:style-name="P5">Všetky importy musia byť included pred rozbehnutim inak error, pri oprave, prepísať pôvodný názov na path file lebo next.js je úžasné a milujeme ho</text:p>
      <text:p text:style-name="P5"/>
      <text:p text:style-name="P5">Prázdni súbor sa nespustí</text:p>
      <text:p text:style-name="P5"/>
      <text:p text:style-name="P6">git init – intializuje „git“</text:p>
      <text:p text:style-name="P6"/>
      <text:p text:style-name="P6">git je virtuálna „záloha“ našeho projektu ktorý bude v našom prípade GitHub</text:p>
      <text:p text:style-name="P6"/>
      <text:p text:style-name="P7">git config --global <text:span text:style-name="T2">user.name</text:span></text:p>
      <text:p text:style-name="P7"><text:span text:style-name="T2"><text:tab/><text:tab/> <text:s text:c="5"/></text:span><text:span text:style-name="T3">user.email</text:span> – Configurácia git, na github meno a email</text:p>
      <text:p text:style-name="P6">git branch -m () - premenovanie branchu</text:p>
      <text:p text:style-name="P6">git remote add origin - <text:s/>pridá origin na git cez generovanú addresu</text:p>
      <text:p text:style-name="P8">git remote -v <text:s/>-*- kontrola na origin fetch a push</text:p>
      <text:p text:style-name="P8">„ toto kde stojím toto všetko mi tam daj“ – bodka v linu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3:04.727642066</meta:creation-date>
    <meta:generator>LibreOffice/24.2.5.2$Linux_X86_64 LibreOffice_project/420$Build-2</meta:generator>
    <dc:date>2024-09-24T12:00:12.754173153</dc:date>
    <meta:editing-duration>PT1H43M40S</meta:editing-duration>
    <meta:editing-cycles>3</meta:editing-cycles>
    <meta:document-statistic meta:table-count="0" meta:image-count="0" meta:object-count="0" meta:page-count="1" meta:paragraph-count="33" meta:word-count="181" meta:character-count="1185" meta:non-whitespace-character-count="1013"/>
  </office:meta>
</office:document-meta>
</file>